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7"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9"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sans-serif" style:font-family-asian="sans-serif" style:font-family-complex="sans-serif"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0.00pt" fo:font-weight="normal" fo:font-family="'Liberation Sans'" style:font-family-asian="'Liberation Sans'" style:font-family-complex="'Liberation Sans'"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fo:font-style="italic"/>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fo:color="#ff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fo:color="#ff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fo:color="#ff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ff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fo:color="#ff0000"/>
    </style:style>
    <style:style style:name="T4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fo:color="#ff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fo:color="#ff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fo:color="#ff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fo:color="#ff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fo:color="#ff0000"/>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fo:color="#9b00d3"/>
    </style:style>
    <style:style style:name="T8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83" style:family="text">
      <style:text-properties fo:font-size="11.00pt" fo:font-weight="normal" fo:font-family="Calibri" style:font-family-asian="Calibri" style:font-family-complex="Calibri" fo:background-color="transparent" fo:color="#9b00d3"/>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fo:color="#9b00d3"/>
    </style:style>
    <style:style style:name="T8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87" style:family="text">
      <style:text-properties fo:font-size="11.00pt" fo:font-weight="normal" fo:font-family="Calibri" style:font-family-asian="Calibri" style:font-family-complex="Calibri" fo:background-color="transparent" fo:color="#9b00d3"/>
    </style:style>
    <style:style style:name="T8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89" style:family="text">
      <style:text-properties fo:font-size="11.00pt" fo:font-weight="normal" fo:font-family="Calibri" style:font-family-asian="Calibri" style:font-family-complex="Calibri" fo:background-color="transparent" fo:color="#9b00d3"/>
    </style:style>
    <style:style style:name="T9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91" style:family="text">
      <style:text-properties fo:font-size="11.00pt" fo:font-weight="normal" fo:font-family="Calibri" style:font-family-asian="Calibri" style:font-family-complex="Calibri" fo:background-color="transparent" fo:color="#9b00d3"/>
    </style:style>
    <style:style style:name="T9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93" style:family="text">
      <style:text-properties fo:font-size="11.00pt" fo:font-weight="normal" fo:font-family="Calibri" style:font-family-asian="Calibri" style:font-family-complex="Calibri" fo:background-color="transparent" fo:color="#9b00d3"/>
    </style:style>
    <style:style style:name="T9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9b00d3"/>
    </style:style>
    <style:style style:name="T95" style:family="text">
      <style:text-properties fo:font-size="11.00pt" fo:font-weight="normal" fo:font-family="Calibri" style:font-family-asian="Calibri" style:font-family-complex="Calibri" fo:background-color="transparent" fo:color="#9b00d3"/>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0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 style:family="paragraph">
      <style:paragraph-properties fo:line-height="100.00%" fo:text-align="left"/>
    </style:style>
    <style:style style:name="P3"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4" style:family="paragraph">
      <style:paragraph-properties fo:line-height="100.00%" fo:text-align="left"/>
    </style:style>
    <style:style style:name="P5"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8"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1"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4"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7"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2"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5"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8"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33" style:family="paragraph">
      <style:paragraph-properties fo:line-height="100.00%" fo:text-align="left"/>
    </style:style>
    <style:style style:name="P34" style:family="paragraph">
      <style:paragraph-properties fo:line-height="100.00%" fo:text-align="left" fo:margin-left="-6.30pt" fo:text-indent="-2.70pt">
        <style:tab-stops>
          <style:tab-stop style:position="94.85pt"/>
          <style:tab-stop style:position="3295.95pt" style:type="center"/>
          <style:tab-stop style:position="421127.95pt" style:type="right"/>
          <style:tab-stop style:position="6.30pt"/>
          <style:tab-stop style:position="86.60pt"/>
          <style:tab-stop style:position="3295.95pt" style:type="center"/>
        </style:tab-stops>
      </style:paragraph-properties>
    </style:style>
    <style:style style:name="P35" style:family="paragraph">
      <style:paragraph-properties fo:line-height="100.00%" fo:text-align="left"/>
    </style:style>
    <style:style style:name="TableColumn0100" style:family="table-column">
      <style:table-column-properties style:column-width="1.229861in"/>
    </style:style>
    <style:style style:name="TableColumn0101" style:family="table-column">
      <style:table-column-properties style:column-width="1.115278in"/>
    </style:style>
    <style:style style:name="TableColumn0102" style:family="table-column">
      <style:table-column-properties style:column-width="1.125694in"/>
    </style:style>
    <style:style style:name="TableColumn0103" style:family="table-column">
      <style:table-column-properties style:column-width="1.104861in"/>
    </style:style>
    <style:style style:name="TableColumn0104" style:family="table-column">
      <style:table-column-properties style:column-width="1.115278in"/>
    </style:style>
    <style:style style:name="TableColumn0105" style:family="table-column">
      <style:table-column-properties style:column-width="1.115278in"/>
    </style:style>
    <style:style style:name="Table01" style:family="table">
      <style:table-properties style:width="6.80625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min-row-height="0.197917in"/>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5" style:family="table-row">
      <style:table-row-properties style:min-row-height="0.208333in"/>
    </style:style>
    <style:style style:name="TableCell0105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6" style:family="table-row">
      <style:table-row-properties style:min-row-height="0.187500in"/>
    </style:style>
    <style:style style:name="TableCell0106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7" style:family="table-row">
      <style:table-row-properties style:min-row-height="0.187500in"/>
    </style:style>
    <style:style style:name="TableCell0107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7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8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9" style:family="table-row">
      <style:table-row-properties style:min-row-height="0.208333in"/>
    </style:style>
    <style:style style:name="TableCell0109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9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0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1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3"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4"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1205"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2"><text:span text:style-name="T2">Research Topic</text:span><text:span text:style-name="T3"/></text:p>
          </table:table-cell>
          <table:table-cell table:style-name="TableCell010001">
            <text:p text:style-name="P2"><text:span text:style-name="T4">Data</text:span><text:span text:style-name="T5"/></text:p>
          </table:table-cell>
          <table:table-cell table:style-name="TableCell010002">
            <text:p text:style-name="P2"><text:span text:style-name="T6">Technique</text:span><text:span text:style-name="T7"/></text:p>
          </table:table-cell>
          <table:table-cell table:style-name="TableCell010003">
            <text:p text:style-name="P2"><text:span text:style-name="T8">Link</text:span><text:span text:style-name="T9"/></text:p>
          </table:table-cell>
          <table:table-cell table:style-name="TableCell010004">
            <text:p text:style-name="P2"><text:span text:style-name="T10">Citations</text:span><text:span text:style-name="T11"/></text:p>
          </table:table-cell>
          <table:table-cell table:style-name="TableCell010005">
            <text:p text:style-name="P2"><text:span text:style-name="T12">Comments</text:span><text:span text:style-name="T13"/></text:p>
          </table:table-cell>
        </table:table-row>
        <table:table-row table:style-name="TableRow0101">
          <table:table-cell table:style-name="TableCell010100">
            <text:p text:style-name="P4"><text:span text:style-name="T15">semantic parsing and reasoning approach to automatically solvingmath word problems</text:span><text:span text:style-name="T16"/></text:p>
          </table:table-cell>
          <table:table-cell table:style-name="TableCell010101">
            <text:p text:style-name="P4"><text:span text:style-name="T17">Word Problems: Custom made </text:span></text:p>
            <text:p text:style-name="P4"><text:span text:style-name="T18"/></text:p>
          </table:table-cell>
          <table:table-cell table:style-name="TableCell010102">
            <text:p text:style-name="P4"><text:span text:style-name="T19">Nearest Neighbour for classification. Developed a different ontology from scratch, a tree like representation so that machine understands problem.</text:span></text:p>
            <text:p text:style-name="P4"><text:span text:style-name="T20"/></text:p>
          </table:table-cell>
          <table:table-cell table:style-name="TableCell010103">
            <text:p text:style-name="P4"><text:a xlink:href="https://www.aclweb.org/anthology/D15-1135"><text:span text:style-name="T21">https://www.aclweb.org/anthology/D15-1135</text:span></text:a><text:span text:style-name="T22"/></text:p>
          </table:table-cell>
          <table:table-cell table:style-name="TableCell010104">
            <text:p text:style-name="P4"><text:span text:style-name="T23">Shi, Shuming, et al. "Automatically solving number word problems by semantic parsing and reasoning."</text:span><text:span text:style-name="T24">Proceedings of the 2015 Conference on Empirical Methods in Natural Language Processing</text:span><text:span text:style-name="T25">. 2015.</text:span><text:span text:style-name="T26"/></text:p>
          </table:table-cell>
          <table:table-cell table:style-name="TableCell010105">
            <text:p text:style-name="P4"><text:span text:style-name="T27">Their language DOL is motivated by AMR and CCG(Logic)</text:span></text:p>
            <text:p text:style-name="P4"><text:span text:style-name="T27">[1]</text:span><text:span text:style-name="T28"/></text:p>
          </table:table-cell>
        </table:table-row>
        <table:table-row table:style-name="TableRow0102">
          <table:table-cell table:style-name="TableCell010200">
            <text:p text:style-name="P6"><text:span text:style-name="T29">Unsupervised recognition of interleaved activities of daily living through ontological and probabilistic reasoning</text:span><text:span text:style-name="T30"/></text:p>
          </table:table-cell>
          <table:table-cell table:style-name="TableCell010201">
            <text:p text:style-name="P6"><text:span text:style-name="T30"/></text:p>
          </table:table-cell>
          <table:table-cell table:style-name="TableCell010202">
            <text:p text:style-name="P6"><text:span text:style-name="T31">Unsupervised learning technique.</text:span></text:p>
            <text:p text:style-name="P6"><text:span text:style-name="T32"/></text:p>
          </table:table-cell>
          <table:table-cell table:style-name="TableCell010203">
            <text:p text:style-name="P6"><text:a xlink:href="https://dl.acm.org/citation.cfm?id=2971691"><text:span text:style-name="T33">https://dl.acm.org/citation.cfm?id=2971691</text:span></text:a><text:span text:style-name="T34"/></text:p>
          </table:table-cell>
          <table:table-cell table:style-name="TableCell010204">
            <text:p text:style-name="P6"><text:span text:style-name="T35">Riboni, Daniele, et al. "Unsupervised recognition of interleaved activities of daily living through ontological and probabilistic reasoning." Proceedings of the 2016 ACM International Joint Conference on Pervasive and Ubiquitous Computing. ACM, 2016.</text:span><text:span text:style-name="T36"/></text:p>
          </table:table-cell>
          <table:table-cell table:style-name="TableCell010205">
            <text:p text:style-name="P6"><text:span text:style-name="T37">Seems interesting. It prevents the risk of data theft involved and hence useful for nuclear domain</text:span></text:p>
            <text:p text:style-name="P6"><text:span text:style-name="T37">[2]</text:span></text:p>
            <text:p text:style-name="P6"><text:span text:style-name="T38"/></text:p>
            <text:p text:style-name="P6"><text:span text:style-name="T39">Doi:<text:s/></text:span><text:a xlink:href="https://doi.org/10.1145/2971648.2971691"><text:span text:style-name="T40">https://doi.org/10.1145/2971648.2971691</text:span></text:a><text:span text:style-name="T41"/></text:p>
          </table:table-cell>
        </table:table-row>
        <table:table-row table:style-name="TableRow0103">
          <table:table-cell table:style-name="TableCell010300">
            <text:p text:style-name="P9"><text:span text:style-name="T42">Semantic Reasoning for Context-Aware Internet of Things Applications</text:span><text:span text:style-name="T43"/></text:p>
          </table:table-cell>
          <table:table-cell table:style-name="TableCell010301">
            <text:p text:style-name="P9"><text:span text:style-name="T44">IOT Data</text:span><text:span text:style-name="T45"/></text:p>
          </table:table-cell>
          <table:table-cell table:style-name="TableCell010302">
            <text:p text:style-name="P9"><text:span text:style-name="T46">State of the art semantic techniques</text:span><text:span text:style-name="T47"/></text:p>
          </table:table-cell>
          <table:table-cell table:style-name="TableCell010303">
            <text:p text:style-name="P9"><text:a xlink:href="https://ieeexplore.ieee.org/abstract/document/7505971/keywords#keywords"><text:span text:style-name="T48">https://ieeexplore.ieee.org/abstract/document/7505971/keywords#keywords</text:span></text:a><text:span text:style-name="T49"/></text:p>
          </table:table-cell>
          <table:table-cell table:style-name="TableCell010304">
            <text:p text:style-name="P9"><text:span text:style-name="T50">Maarala, Altti Ilari, Xiang Su, and Jukka Riekki. "Semantic reasoning for context-aware Internet of Things applications." IEEE Internet of Things Journal 4.2 (2016): 461-473.</text:span><text:span text:style-name="T51"/></text:p>
          </table:table-cell>
          <table:table-cell table:style-name="TableCell010305">
            <text:p text:style-name="P9"><text:span text:style-name="T52">[3]</text:span></text:p>
            <text:p text:style-name="P9"><text:span text:style-name="T52">Doi: </text:span></text:p>
            <text:p text:style-name="P9"><text:a xlink:href="https://doi.org/10.1109/JIOT.2016.2587060"><text:span text:style-name="T53">https://doi.org/10.1109/JIOT.2016.2587060</text:span></text:a><text:span text:style-name="T54"/></text:p>
          </table:table-cell>
        </table:table-row>
        <table:table-row table:style-name="TableRow0104">
          <table:table-cell table:style-name="TableCell010400">
            <text:p text:style-name="P12"><text:span text:style-name="T55">A fuzzy-ontology-oriented case-based reasoning framework for semantic diabetes diagnosis</text:span><text:span text:style-name="T56"/></text:p>
          </table:table-cell>
          <table:table-cell table:style-name="TableCell010401">
            <text:p text:style-name="P12"><text:span text:style-name="T57">medical datasets</text:span><text:span text:style-name="T58"/></text:p>
          </table:table-cell>
          <table:table-cell table:style-name="TableCell010402">
            <text:p text:style-name="P12"><text:span text:style-name="T59">Novel OWL2 Fuzzy-ontology</text:span><text:span text:style-name="T60"/></text:p>
          </table:table-cell>
          <table:table-cell table:style-name="TableCell010403">
            <text:p text:style-name="P12"><text:a xlink:href="https://www.sciencedirect.com/science/article/pii/S0933365715000925"><text:span text:style-name="T61">https://www.sciencedirect.com/science/article/pii/S0933365715000925</text:span></text:a><text:span text:style-name="T62"/></text:p>
          </table:table-cell>
          <table:table-cell table:style-name="TableCell010404">
            <text:p text:style-name="P12"><text:span text:style-name="T63">El-Sappagh, Shaker, Mohammed Elmogy, and A. M. Riad. "A fuzzy-ontology-oriented case-based reasoning framework for semantic diabetes diagnosis." Artificial intelligence in medicine 65.3 (2015): 179-208.</text:span><text:span text:style-name="T64"/></text:p>
          </table:table-cell>
          <table:table-cell table:style-name="TableCell010405">
            <text:p text:style-name="P12"><text:span text:style-name="T65">[4]</text:span><text:span text:style-name="T66"/></text:p>
          </table:table-cell>
        </table:table-row>
        <table:table-row table:style-name="TableRow0105">
          <table:table-cell table:style-name="TableCell010500">
            <text:p text:style-name="P15"><text:span text:style-name="T67">Enhancing ontological reasoning with uncertainty handling for activity recognition</text:span><text:span text:style-name="T68"/></text:p>
          </table:table-cell>
          <table:table-cell table:style-name="TableCell010501">
            <text:p text:style-name="P15"><text:span text:style-name="T69">internaldatasets related to iot</text:span><text:span text:style-name="T70"/></text:p>
          </table:table-cell>
          <table:table-cell table:style-name="TableCell010502">
            <text:p text:style-name="P15"><text:span text:style-name="T71"><text:s/>The algorithm integrates OWL ontological reasoning mechanism with Dempster</text:span><text:span text:style-name="T72">–</text:span><text:span text:style-name="T73">Shafer theory of evidence to provide support for handling uncertainty in activity recognition</text:span></text:p>
            <text:p text:style-name="P15"><text:span text:style-name="T74"/></text:p>
            <text:p text:style-name="P15"><text:span text:style-name="T75">use of hidden markov model for dealing with uncertainity</text:span><text:span text:style-name="T76"/></text:p>
          </table:table-cell>
          <table:table-cell table:style-name="TableCell010503">
            <text:p text:style-name="P15"><text:a xlink:href="https://reader.elsevier.com/reader/sd/pii/S0950705116303604?token=D6987DEC6BD83C6D35F5B998255F282ACC2A7FA8B4D3E1AEDB76DBB2E82E9A4A0B9E299DAF2FDB3E62D27722169F7D40"><text:span text:style-name="T77">https://reader.elsevier.com/reader/sd/pii/S0950705116303604?token=D6987DEC6BD83C6D35F5B998255F282ACC2A7FA8B4D3E1AEDB76DBB2E82E9A4A0B9E299DAF2FDB3E62D27722169F7D40</text:span></text:a><text:span text:style-name="T78"/></text:p>
          </table:table-cell>
          <table:table-cell table:style-name="TableCell010504">
            <text:p text:style-name="P15"><text:span text:style-name="T79">Noor, Mohd Halim Mohd, et al. "Enhancing ontological reasoning with uncertainty handling for activity recognition." Knowledge-Based Systems 114 (2016): 47-60.</text:span><text:span text:style-name="T80"/></text:p>
          </table:table-cell>
          <table:table-cell table:style-name="TableCell010505">
            <text:p text:style-name="P15"><text:span text:style-name="T80">[5]</text:span></text:p>
          </table:table-cell>
        </table:table-row>
        <table:table-row table:style-name="TableRow0106">
          <table:table-cell table:style-name="TableCell010600">
            <text:p text:style-name="P18"><text:span text:style-name="T81">Customer Perception Analysis Using Deep Learning and NLP</text:span></text:p>
          </table:table-cell>
          <table:table-cell table:style-name="TableCell010601">
            <text:p text:style-name="P18"><text:span text:style-name="T81">curated dataset scraped from wikipedia, social networking sites, self collected</text:span></text:p>
          </table:table-cell>
          <table:table-cell table:style-name="TableCell010602">
            <text:p text:style-name="P18"><text:span text:style-name="T81">Use of unsuperwised learning for feature extraction, and ontology formation, using rnn for prediction.</text:span></text:p>
            <text:p text:style-name="P18"><text:span text:style-name="T81"/></text:p>
            <text:p text:style-name="P18"><text:span text:style-name="T81">Aimed to learn not only the sentiment analysis, but the reasin of why the product is good or bad based on semantic analysis.</text:span></text:p>
            <text:p text:style-name="P18"><text:span text:style-name="T81">"product to remain in the market": here the semantic meaning i.e. the product to remain relevant is considered. </text:span></text:p>
            <text:p text:style-name="P18"><text:span text:style-name="T81"/></text:p>
          </table:table-cell>
          <table:table-cell table:style-name="TableCell010603">
            <text:p text:style-name="P18"><text:a xlink:href="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text:span text:style-name="T82">https://pdf.sciencedirectassets.com/280203/1-s2.0-S1877050918X00179/1-s2.0-S1877050918319999/main.pdf?x-amz-security-token=AgoJb3JpZ2luX2VjECkaCXVzLWVhc3QtMSJGMEQCIA3O8%2FnAEyd9SugiF2Hc9eT5qxTWK9WPr%2F2p%2Fsg4Kv0hAiAzmTlnVIs3kEfYM6jeD7%2FzdTVL6C0kC8xrtrodQSVI6SraAwhBEAIaDDA1OTAwMzU0Njg2NSIMzIFQBqXkZajU1jpPKrcDLLnTjqKlBaguuRoMPICuFXZqkR25cB2wF9XijqAAHxoAOzh8G1d%2FSW9zwxmaqiKaD314DKNMT6fxmn21L6eBebvZxR1qpT6efU5le6OyXvY2mhe7Sadg0RHTBT9PfiMCJ8%2F7o1mIrKvzzu66Ow3R97OAAtBGWH%2FMV%2BAmrC%2BDNU3gKLIIPFT557oeCOUUiblnu6rJ9GmY2c2zv%2FKf%2BXhf1AV2pFq82ZoqMpgWLxl4gL63UVdlY6hpKR0fXJXa3qnhzcCUXOSXTYQFsMUQwgv4l6BY5pFj2VUHpQ0UJuJB27Yhl%2FG5Vt3%2FoM5gXfUiQjqNG7rwOxtTcZY41N24JfEM8RMiau8J9i0uCyBVUfKT5FPSHBkSs9oIcqDk3iCApb9TnvzPRpRTxhk9Xxud4UG2RrzyRbTLtICBT%2BqhQBfThH4U91qjfe8R2jWkk0j7866zEpXKPKjmUgz%2F7Mga59IOTmGr5Hhm5%2FyESrkdhDgStJ2BkwJTePTEt7QJnApZJVTRbpLBSjy8N1pBPHSz16I9liEsHkoET%2BpY26qIHXUobeIBGFx8%2F42M4SxAQckiC%2BIolDAGkxnoRDCH3rPnBTq1AWOIdLbK8wLTBN8Q7aRMlhajNAm28OFCxOCleU0sTXHPFFHO0vdkNi6Vvmur3I48xCu5EREaKwS%2ByP%2FxiXO8aaQ%2FAVaTW2g7U9KbKtqa%2FETR1tocb%2BGKtpC0e0hUvFZdqBx2qC1NTbcVRc7EnaVuc4fDICkk6tYGv7oBzQOIxYbSyu7I6Fzd2GV3IPnZP%2FjIZJVtPJugKNQpKpaPfGd%2B7lzrL4IL%2BAvBLPhpge9aCg%2F4m9SAjuY%3D&amp;AWSAccessKeyId=ASIAQ3PHCVTYYCU2MBMI&amp;Expires=1559035257&amp;Signature=eWh53tyx7oQEDLmz81SMFvLouSQ%3D&amp;hash=97fc67fc72ec406eb1bb4b09dbcee19ac1df82f16d7fb9a6d0ac317c078b081e&amp;host=68042c943591013ac2b2430a89b270f6af2c76d8dfd086a07176afe7c76c2c61&amp;pii=S1877050918319999&amp;tid=spdf-8dd4b5e0-e14f-4d5d-8444-c6c31bcb3bc3&amp;sid=47d1e852247aa0496f8b40499aac4822f4degxrqb&amp;type=client</text:span></text:a><text:span text:style-name="T83"/></text:p>
          </table:table-cell>
          <table:table-cell table:style-name="TableCell010604">
            <text:p text:style-name="P18"><text:span text:style-name="T83">Ramaswamy, Sridhar, and Natalie DeClerck. "Customer Perception Analysis Using Deep Learning and NLP." Procedia Computer Science 140 (2018): 170-178.</text:span></text:p>
          </table:table-cell>
          <table:table-cell table:style-name="TableCell010605">
            <text:p text:style-name="P18"><text:span text:style-name="T83">Seemed to me a very interesting research paper. Would want to read it in detail. </text:span></text:p>
            <text:p text:style-name="P18"><text:span text:style-name="T83">we can use transfer learning, training our model on large corpus and fine tune it to our dataset.</text:span></text:p>
            <text:p text:style-name="P18"><text:span text:style-name="T83">[6]</text:span></text:p>
          </table:table-cell>
        </table:table-row>
        <table:table-row table:style-name="TableRow0107">
          <table:table-cell table:style-name="TableCell010700">
            <text:p text:style-name="P20"><text:span text:style-name="T84">There are many research papers talking about doing Q/A using deep learning techniques. Some of them involve the MCQ answering of the question with the reason why they chose that answer.</text:span></text:p>
          </table:table-cell>
          <table:table-cell table:style-name="TableCell010701">
            <text:p text:style-name="P20"><text:span text:style-name="T84"/></text:p>
          </table:table-cell>
          <table:table-cell table:style-name="TableCell010702">
            <text:p text:style-name="P20"><text:span text:style-name="T84"/></text:p>
          </table:table-cell>
          <table:table-cell table:style-name="TableCell010703">
            <text:p text:style-name="P20"><text:span text:style-name="T84"/></text:p>
          </table:table-cell>
          <table:table-cell table:style-name="TableCell010704">
            <text:p text:style-name="P20"><text:span text:style-name="T84"/></text:p>
          </table:table-cell>
          <table:table-cell table:style-name="TableCell010705">
            <text:p text:style-name="P20"><text:span text:style-name="T84"/></text:p>
          </table:table-cell>
        </table:table-row>
        <table:table-row table:style-name="TableRow0108">
          <table:table-cell table:style-name="TableCell010800">
            <text:p text:style-name="P23"><text:span text:style-name="T85">RECENT WORKS DONE RELATED TO SEMANTIC ANALYSIS</text:span></text:p>
            <text:p text:style-name="P23"><text:span text:style-name="T85"/></text:p>
            <text:p text:style-name="P23"><text:span text:style-name="T85">1. Common Sense</text:span></text:p>
            <text:p text:style-name="P23"><text:a xlink:href="https://nlpprogress.com/english/common_sense.html"><text:span text:style-name="T86">https://nlpprogress.com/english/common_sense.html</text:span></text:a><text:span text:style-name="T87"/></text:p>
            <text:p text:style-name="P23"><text:span text:style-name="T87"/></text:p>
            <text:p text:style-name="P23"><text:span text:style-name="T87">2. Question<text:s text:c="2"/>Answering</text:span></text:p>
            <text:p text:style-name="P23"><text:a xlink:href="https://nlpprogress.com/english/question_answering.html"><text:span text:style-name="T88">https://nlpprogress.com/english/question_answering.html</text:span></text:a><text:span text:style-name="T89"/></text:p>
            <text:p text:style-name="P23"><text:span text:style-name="T89"/></text:p>
            <text:p text:style-name="P23"><text:span text:style-name="T89">3. Semantic Parsing</text:span></text:p>
            <text:p text:style-name="P23"><text:a xlink:href="https://nlpprogress.com/english/semantic_parsing.html"><text:span text:style-name="T90">https://nlpprogress.com/english/semantic_parsing.html</text:span></text:a><text:span text:style-name="T91"/></text:p>
            <text:p text:style-name="P23"><text:span text:style-name="T91"/></text:p>
            <text:p text:style-name="P23"><text:span text:style-name="T91">4. Semantic Role Labelling</text:span></text:p>
            <text:p text:style-name="P23"><text:a xlink:href="https://nlpprogress.com/english/semantic_role_labeling.html"><text:span text:style-name="T92">https://nlpprogress.com/english/semantic_role_labeling.html</text:span></text:a><text:span text:style-name="T93"/></text:p>
            <text:p text:style-name="P23"><text:span text:style-name="T93"/></text:p>
            <text:p text:style-name="P23"><text:span text:style-name="T93">5. Paragraph summarization</text:span></text:p>
            <text:p text:style-name="P23"><text:a xlink:href="https://nlpprogress.com/english/summarization.html"><text:span text:style-name="T94">https://nlpprogress.com/english/summarization.html</text:span></text:a><text:span text:style-name="T95"/></text:p>
            <text:p text:style-name="P23"><text:span text:style-name="T95"/></text:p>
          </table:table-cell>
          <table:table-cell table:style-name="TableCell010801">
            <text:p text:style-name="P23"><text:span text:style-name="T95">The links contains the various datasets also. We would also be able to find trained weights online like on github, so they can be used if we decide to adopt transfer learning.</text:span></text:p>
          </table:table-cell>
          <table:table-cell table:style-name="TableCell010802">
            <text:p text:style-name="P23"><text:span text:style-name="T95"/></text:p>
          </table:table-cell>
          <table:table-cell table:style-name="TableCell010803">
            <text:p text:style-name="P23"><text:span text:style-name="T95"/></text:p>
            <text:p text:style-name="P23"><text:span text:style-name="T95"/></text:p>
            <text:p text:style-name="P23"><text:span text:style-name="T95"/></text:p>
          </table:table-cell>
          <table:table-cell table:style-name="TableCell010804">
            <text:p text:style-name="P23"><text:span text:style-name="T95"/></text:p>
          </table:table-cell>
          <table:table-cell table:style-name="TableCell010805">
            <text:p text:style-name="P23"><text:span text:style-name="T95"/></text:p>
          </table:table-cell>
        </table:table-row>
        <table:table-row table:style-name="TableRow0109">
          <table:table-cell table:style-name="TableCell010900">
            <text:p text:style-name="P26"><text:span text:style-name="T96">In the nuclear domain, i could found almost no work which tried to apply semantic reasoning.<text:s text:c="2"/></text:span></text:p>
          </table:table-cell>
          <table:table-cell table:style-name="TableCell010901">
            <text:p text:style-name="P26"><text:span text:style-name="T96"/></text:p>
          </table:table-cell>
          <table:table-cell table:style-name="TableCell010902">
            <text:p text:style-name="P26"><text:span text:style-name="T96"/></text:p>
          </table:table-cell>
          <table:table-cell table:style-name="TableCell010903">
            <text:p text:style-name="P26"><text:span text:style-name="T96"/></text:p>
          </table:table-cell>
          <table:table-cell table:style-name="TableCell010904">
            <text:p text:style-name="P26"><text:span text:style-name="T96"/></text:p>
          </table:table-cell>
          <table:table-cell table:style-name="TableCell010905">
            <text:p text:style-name="P26"><text:span text:style-name="T96"/></text:p>
          </table:table-cell>
        </table:table-row>
        <table:table-row table:style-name="TableRow0110">
          <table:table-cell table:style-name="TableCell011000">
            <text:p text:style-name="P29"><text:span text:style-name="T96"/></text:p>
          </table:table-cell>
          <table:table-cell table:style-name="TableCell011001">
            <text:p text:style-name="P29"><text:span text:style-name="T96"/></text:p>
          </table:table-cell>
          <table:table-cell table:style-name="TableCell011002">
            <text:p text:style-name="P29"><text:span text:style-name="T96"/></text:p>
          </table:table-cell>
          <table:table-cell table:style-name="TableCell011003">
            <text:p text:style-name="P29"><text:span text:style-name="T96"/></text:p>
          </table:table-cell>
          <table:table-cell table:style-name="TableCell011004">
            <text:p text:style-name="P29"><text:span text:style-name="T96"/></text:p>
          </table:table-cell>
          <table:table-cell table:style-name="TableCell011005">
            <text:p text:style-name="P29"><text:span text:style-name="T96"/></text:p>
          </table:table-cell>
        </table:table-row>
        <table:table-row table:style-name="TableRow0111">
          <table:table-cell table:style-name="TableCell011100">
            <text:p text:style-name="P31"><text:span text:style-name="T96">a lot of work has been done in regards to semantic analysis in the field of medical sciences.</text:span></text:p>
            <text:p text:style-name="P31"><text:span text:style-name="T96"/></text:p>
          </table:table-cell>
          <table:table-cell table:style-name="TableCell011101">
            <text:p text:style-name="P31"><text:span text:style-name="T96"/></text:p>
          </table:table-cell>
          <table:table-cell table:style-name="TableCell011102">
            <text:p text:style-name="P31"><text:span text:style-name="T96"/></text:p>
          </table:table-cell>
          <table:table-cell table:style-name="TableCell011103">
            <text:p text:style-name="P31"><text:a xlink:href="https://www.aaai.org/ocs/index.php/WS/AAAIW16/paper/viewPaper/12615"><text:span text:style-name="T97">https://www.aaai.org/ocs/index.php/WS/AAAIW16/paper/viewPaper/12615</text:span></text:a><text:span text:style-name="T98"/></text:p>
            <text:p text:style-name="P31"><text:span text:style-name="T98"/></text:p>
            <text:p text:style-name="P31"><text:a xlink:href="https://www.aclweb.org/anthology/P17-5001"><text:span text:style-name="T99">https://www.aclweb.org/anthology/P17-5001</text:span></text:a><text:span text:style-name="T100"/></text:p>
            <text:p text:style-name="P31"><text:span text:style-name="T100"/></text:p>
            <text:p text:style-name="P31"><text:a xlink:href="http://www.diagnosticpathology.eu/ojs-2.4.5/index.php/dpath/article/view/146"><text:span text:style-name="T101">http://www.diagnosticpathology.eu/ojs-2.4.5/index.php/dpath/article/view/146</text:span></text:a><text:span text:style-name="T102"/></text:p>
            <text:p text:style-name="P31"><text:span text:style-name="T102"/></text:p>
            <text:p text:style-name="P31"><text:span text:style-name="T102"/></text:p>
            <text:p text:style-name="P31"><text:span text:style-name="T102"/></text:p>
            <text:p text:style-name="P31"><text:span text:style-name="T102"/></text:p>
          </table:table-cell>
          <table:table-cell table:style-name="TableCell011104">
            <text:p text:style-name="P31"><text:span text:style-name="T102"/></text:p>
          </table:table-cell>
          <table:table-cell table:style-name="TableCell011105">
            <text:p text:style-name="P31"><text:span text:style-name="T102"/></text:p>
          </table:table-cell>
        </table:table-row>
        <table:table-row table:style-name="TableRow0112">
          <table:table-cell table:style-name="TableCell011200">
            <text:p text:style-name="P33"><text:span text:style-name="T102"/></text:p>
          </table:table-cell>
          <table:table-cell table:style-name="TableCell011201">
            <text:p text:style-name="P33"><text:span text:style-name="T102"/></text:p>
          </table:table-cell>
          <table:table-cell table:style-name="TableCell011202">
            <text:p text:style-name="P33"><text:span text:style-name="T102"/></text:p>
          </table:table-cell>
          <table:table-cell table:style-name="TableCell011203">
            <text:p text:style-name="P33"><text:span text:style-name="T102"/></text:p>
          </table:table-cell>
          <table:table-cell table:style-name="TableCell011204">
            <text:p text:style-name="P33"><text:span text:style-name="T102"/></text:p>
          </table:table-cell>
          <table:table-cell table:style-name="TableCell011205">
            <text:p text:style-name="P33"><text:span text:style-name="T102"/></text:p>
          </table:table-cell>
        </table:table-row>
      </table:table>
      <text:p text:style-name="P35"><text:span text:style-name="T10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